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4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5" style:family="table-cell" style:parent-style-name="Default" style:data-style-name="N4"/>
    <style:style style:name="ce16" style:family="table-cell" style:parent-style-name="Default" style:data-style-name="N112"/>
    <style:style style:name="ce3" style:family="table-cell" style:parent-style-name="Default" style:data-style-name="N111"/>
    <style:style style:name="ce6" style:family="table-cell" style:parent-style-name="Default" style:data-style-name="N113"/>
    <style:style style:name="ce4" style:family="table-cell" style:parent-style-name="Default" style:data-style-name="N51"/>
    <style:style style:name="ce9" style:family="table-cell" style:parent-style-name="Default" style:data-style-name="N114"/>
    <style:style style:name="ce12" style:family="table-cell" style:parent-style-name="Default" style:data-style-name="N116"/>
    <style:style style:name="ce13" style:family="table-cell" style:parent-style-name="Default" style:data-style-name="N4"/>
    <style:style style:name="ce14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table:style-name="ce3" office:value-type="date" office:date-value="2017-12-02T13:30:00" calcext:value-type="date">
            <text:p>12月2日</text:p>
          </table:table-cell>
          <table:table-cell table:style-name="ce4" office:value-type="date" office:date-value="2017-12-02T13:30:00" calcext:value-type="date">
            <text:p>2017/12/2 13:30:00</text:p>
          </table:table-cell>
          <table:table-cell/>
        </table:table-row>
        <table:table-row table:style-name="ro1">
          <table:table-cell table:style-name="ce6" office:value-type="date" office:date-value="2017-12-02T13:30:00" calcext:value-type="date">
            <text:p>平成29年12月2日</text:p>
          </table:table-cell>
          <table:table-cell table:style-name="ce9" office:value-type="date" office:date-value="2017-12-02T13:30:00" calcext:value-type="date">
            <text:p>H29年12月2日</text:p>
          </table:table-cell>
          <table:table-cell table:style-name="ce12" office:value-type="date" office:date-value="2017-12-02T13:30:00" calcext:value-type="date">
            <text:p>平29年12月2日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予定表〜①ﾊﾝｶｸだ</text:p>
          </table:table-cell>
          <table:table-cell table:number-columns-repeated="2"/>
        </table:table-row>
        <table:table-row table:style-name="ro1">
          <table:table-cell table:style-name="ce13" office:value-type="float" office:value="1234.56" calcext:value-type="float">
            <text:p>1,234.56</text:p>
          </table:table-cell>
          <table:table-cell office:value-type="float" office:value="1234.56" calcext:value-type="float">
            <text:p>1234.56</text:p>
          </table:table-cell>
          <table:table-cell table:style-name="ce14" office:value-type="currency" office:value="1234.56" calcext:value-type="currency">
            <text:p>￥1,234.56円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g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currency-style style:name="N112">
      <number:currency-symbol/>
      <number:number number:decimal-places="2" loext:min-decimal-places="2" number:min-integer-digits="1" number:grouping="true"/>
      <number:text>円</number:text>
    </number:currency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4">
      <number:era number:calendar="gengou"/>
      <number:year number:calendar="gengou" number:style="long"/>
      <number:text>年</number:text>
      <number:month number:calendar="gengou"/>
      <number:text>月</number:text>
      <number:day number:calendar="gengou"/>
      <number:text>日</number:text>
    </number:date-style>
    <number:date-style style:name="N115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6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6">0000/00/00</text:date>, <text:time style:data-style-name="N2" text:time-value="08:25:49.96717624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14:24.878170672</meta:creation-date>
    <dc:date>2017-12-26T08:26:27.860145536</dc:date>
    <meta:editing-duration>PT40M53S</meta:editing-duration>
    <meta:editing-cycles>16</meta:editing-cycles>
    <meta:generator>LibreOffice/5.4.2.2$MacOSX_X86_64 LibreOffice_project/22b09f6418e8c2d508a9eaf86b2399209b0990f4</meta:generator>
    <meta:document-statistic meta:table-count="4" meta:cell-count="21" meta:object-count="0"/>
  </office:meta>
</office:document-meta>
</file>